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btnUnlockControls" form:control-implementation="ooo:com.sun.star.form.component.CommandButton" xml:id="control4" form:id="control4"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3" draw:name="Controle 3" draw:style-name="gr3" draw:text-style-name="P1" svg:width="9.514cm" svg:height="0.529cm" svg:x="0cm" svg:y="0cm" draw:control="control4"/>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5:58:30.47185131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4-03T15:58:48.797563252</dc:date>
    <meta:editing-duration>P2DT7H51M14S</meta:editing-duration>
    <meta:editing-cycles>1479</meta:editing-cycles>
    <meta:generator>LibreOffice/24.2.1.2$Linux_X86_64 LibreOffice_project/420$Build-2</meta:generator>
    <meta:document-statistic meta:table-count="1" meta:cell-count="33"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ShowMessageFileNotSelected()
		EndActionExecution()
		Exit Function
	EndIf
	'If it is not a .pdf, cancel
	If (Right(filePath, 4) &lt;&gt; ".pdf") Then
		ShowMessageMustSelect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MakeMessageFileNotSelected() As String
	msgText = ""
	msgText = "Arquivo não selecionado."
	MakeMessageFileNotSelected = msgText
End Function
	
Function MakeMessageMustSelectPDF() As String
	msgText = ""
	msgText = "Selecione um arquivo PDF."
	MakeMessageMustSelectPDF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essageFileNotSelected() As String
	msgText = MakeMessageFileNotSelected()
	title = MakeMsgOperationCancel()
	MsgBox(msgText, MB_OK, title)
End Function

Function ShowMessageMustSelectPDF() As String
	msgText = MakeMessageMustSelectPDF()
	title = MakeMsgOperationCancel()
	MsgBox(msgText, MB_OK, title)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